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Paquete desconocido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Cuando no se necubtra el nombre del paquete indicarl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pra</text:p>
          </table:table-cell>
          <table:table-cell office:value-type="string" calcext:value-type="string">
            <text:p>Nombre completo del paquete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Si no se indica el nombre completo del paquete indicar error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Soporte para pacman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25:14.230623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8T16:56:25.088225187</meta:creation-date>
    <dc:date>2020-08-11T14:26:05.258084043</dc:date>
    <meta:editing-duration>P1DT3H34M7S</meta:editing-duration>
    <meta:editing-cycles>38</meta:editing-cycles>
    <meta:generator>LibreOffice/6.3.6.2$Linux_X86_64 LibreOffice_project/30$Build-2</meta:generator>
    <meta:document-statistic meta:table-count="1" meta:cell-count="20" meta:object-count="0"/>
  </office:meta>
</office:document-meta>
</file>